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XPathExpression.setNamespaceContext( NamespaceContext namespac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evaluateXPath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getFunc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XPXPathExpression.JAXP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get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setUseMessageContent( boolean useMessage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get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setFunctionResolver( XPathFunctionResolver func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enableContentRereadability(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PXPathExpression.evaluate( MessageExchange exchange , NormalizedMessage message , QName return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XPXPathExpression.getXMLNode( MessageExchange exchange ,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XPathExpression.isUseMessag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JAXP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PXPathExpression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evaluateXPath( Object object , QName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setFactory( XPath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setVariableResolver( MessageVariableResolver variabl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XPathExpression.setXPath( String 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